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as tres cuestiones claves para hacer un modelo del dominio a mi entender son que tenga un desarrollo de modelo rico en conocimientos para poder capturar el conocimiento de de diversos tipos.</text:p>
      <text:p text:style-name="Text_20_body">Tener un manejo sobre "Cruching knowledge" para poder tamizar la información reestructurarla en el caso de que haga falta  y poder organizar lo abstraido y tener un profundo conocimiento del negocio.</text:p>
      <text:p text:style-name="Text_20_body">Tener un Cultivo de lenguaje basado en el modelo.</text:p>
      <text:p text:style-name="Text_20_body">No son dependientes del lenguaje de programacion , si son dependientes de las metodologias utilizadas. dado el comportamiento que creemos podra determinar que lenguaje se puede utiliza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2T15:45:49</meta:creation-date>
    <dc:date>2012-09-12T15:47:13</dc:date>
    <meta:editing-duration>P0D</meta:editing-duration>
    <meta:editing-cycles>1</meta:editing-cycles>
    <meta:document-statistic meta:table-count="0" meta:image-count="0" meta:object-count="0" meta:page-count="1" meta:paragraph-count="4" meta:word-count="99" meta:character-count="625" meta:non-whitespace-character-count="529"/>
    <meta:generator>LibreOffice/3.5$Linux_x86 LibreOffice_project/350m1$Build-2</meta:generator>
  </office:meta>
</office:document-meta>
</file>